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JetBrains Mono2" svg:font-family="'JetBrains Mono'" style:font-family-generic="swiss"/>
    <style:font-face style:name="Liberation Sans" svg:font-family="'Liberation Sans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modern" style:font-pitch="variable"/>
    <style:font-face style:name="Thabit" svg:font-family="Thabit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333333" draw:opacity="100%" draw:auto-grow-height="true" draw:auto-grow-width="false" fo:max-height="0cm" fo:min-height="6.245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333333" draw:opacity="100%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draw:textarea-vertical-align="top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outline1">
      <style:graphic-properties draw:fill="solid" draw:fill-color="#ffffff" draw:opacity="52%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fo:min-height="2.75cm"/>
      <style:paragraph-properties style:writing-mode="lr-tb"/>
    </style:style>
    <style:style style:name="pr8" style:family="presentation" style:parent-style-name="Lights2-outline1">
      <style:graphic-properties draw:fill="solid" draw:fill-color="#333333"/>
      <style:paragraph-properties style:writing-mode="lr-tb"/>
    </style:style>
    <style:style style:name="pr9" style:family="presentation" style:parent-style-name="Lights2-notes">
      <style:graphic-properties draw:fill-color="#ffffff" fo:min-height="13.364cm"/>
      <style:paragraph-properties style:writing-mode="lr-tb"/>
    </style:style>
    <style:style style:name="pr10" style:family="presentation" style:parent-style-name="Lights2-title">
      <style:graphic-properties draw:auto-grow-height="true" fo:min-height="2.75cm"/>
      <style:paragraph-properties style:writing-mode="lr-tb"/>
    </style:style>
    <style:style style:name="pr11" style:family="presentation" style:parent-style-name="Lights2-subtitle">
      <style:graphic-properties fo:min-height="10cm"/>
      <style:paragraph-properties style:writing-mode="lr-tb"/>
    </style:style>
    <style:style style:name="pr12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Lights2-outline1">
      <style:graphic-properties/>
      <style:paragraph-properties style:writing-mode="lr-tb"/>
    </style:style>
    <style:style style:name="pr14" style:family="presentation" style:parent-style-name="Lights2-subtitle">
      <style:graphic-properties draw:fill="solid" draw:fill-color="#333333" fo:min-height="10cm"/>
      <style:paragraph-properties style:writing-mode="lr-tb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loext:graphic-properties draw:fill-color="#ffffff"/>
      <style:paragraph-properties style:writing-mode="lr-tb"/>
      <style:text-properties fo:font-size="24pt" fo:font-style="italic" style:font-size-asian="24pt" style:font-style-asian="italic" style:font-size-complex="24pt" style:font-style-complex="italic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solid" draw:fill-color="#ffffff" draw:opacity="52%"/>
      <style:paragraph-properties style:writing-mode="lr-tb"/>
    </style:style>
    <style:style style:name="P6" style:family="paragraph">
      <loext:graphic-properties draw:fill="solid" draw:fill-color="#333333"/>
      <style:paragraph-properties fo:text-align="start" style:writing-mode="lr-tb"/>
      <style:text-properties fo:font-size="20pt" style:font-size-asian="28pt" style:font-size-complex="28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top="0cm" fo:margin-bottom="0.254cm" fo:text-align="start"/>
    </style:style>
    <style:style style:name="P9" style:family="paragraph">
      <style:paragraph-properties fo:margin-top="0cm" fo:margin-bottom="0.254cm" fo:text-align="start" style:writing-mode="lr-tb"/>
      <style:text-properties fo:font-size="24pt"/>
    </style:style>
    <style:style style:name="P10" style:family="paragraph">
      <style:paragraph-properties fo:margin-top="0cm" fo:margin-bottom="0.254cm"/>
    </style:style>
    <style:style style:name="P11" style:family="paragraph">
      <loext:graphic-properties draw:fill="solid" draw:fill-color="#333333" draw:opacity="100%"/>
    </style:style>
    <style:style style:name="P12" style:family="paragraph">
      <loext:graphic-properties draw:fill="solid" draw:fill-color="#333333"/>
    </style:style>
    <style:style style:name="P13" style:family="paragraph">
      <loext:graphic-properties draw:fill="solid" draw:fill-color="#333333"/>
      <style:paragraph-properties style:writing-mode="lr-tb"/>
    </style:style>
    <style:style style:name="P14" style:family="paragraph">
      <style:paragraph-properties fo:margin-left="0cm" fo:margin-right="0cm" fo:margin-top="0cm" fo:margin-bottom="0.254cm" fo:line-height="100%" fo:text-align="start" fo:text-indent="0cm" style:text-autospace="none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variant="normal" fo:text-transform="none" fo:color="#cf8e6d" loext:opacity="100%" style:text-outline="false" style:text-line-through-style="none" style:text-line-through-type="none" style:text-position="0% 100%" style:font-name="JetBrains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28pt" style:language-asian="zh" style:country-asian="CN" style:font-style-asian="normal" style:font-weight-asian="bold" style:font-name-complex="JetBrains Mono1" style:font-size-complex="2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fo:color="#56a8f5" loext:opacity="100%" style:text-outline="false" style:text-line-through-style="none" style:text-line-through-type="none" style:text-position="0% 100%" style:font-name="JetBrains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28pt" style:language-asian="zh" style:country-asian="CN" style:font-style-asian="normal" style:font-weight-asian="bold" style:font-name-complex="JetBrains Mono1" style:font-size-complex="2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fo:color="#e8ba36" loext:opacity="100%" style:text-outline="false" style:text-line-through-style="none" style:text-line-through-type="none" style:text-position="0% 100%" style:font-name="JetBrains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28pt" style:language-asian="zh" style:country-asian="CN" style:font-style-asian="normal" style:font-weight-asian="bold" style:font-name-complex="JetBrains Mono1" style:font-size-complex="2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bcbec4" loext:opacity="100%" style:text-outline="false" style:text-line-through-style="none" style:text-line-through-type="none" style:text-position="0% 100%" style:font-name="JetBrains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28pt" style:language-asian="zh" style:country-asian="CN" style:font-style-asian="normal" style:font-weight-asian="bold" style:font-name-complex="JetBrains Mono1" style:font-size-complex="2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fo:color="#8888c6" loext:opacity="100%" style:text-outline="false" style:text-line-through-style="none" style:text-line-through-type="none" style:text-position="0% 100%" style:font-name="JetBrains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28pt" style:language-asian="zh" style:country-asian="CN" style:font-style-asian="normal" style:font-weight-asian="bold" style:font-name-complex="JetBrains Mono1" style:font-size-complex="2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font-size="24pt"/>
    </style:style>
    <style:style style:name="T9" style:family="text">
      <style:text-properties style:use-window-font-color="true" loext:opacity="0%" style:font-name="Liberation Sans1" fo:font-size="24pt" fo:font-weight="normal" fo:background-color="transparent"/>
    </style:style>
    <style:style style:name="T10" style:family="text">
      <style:text-properties fo:font-variant="normal" fo:text-transform="none" fo:color="#cf8e6d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bcbec4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e8ba36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6aab73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8888c6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b3ae60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56a8f5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94558d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2aacb8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7a7e85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6f737a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f8e6d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normal" style:font-name-complex="JetBrains Mono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bcbec4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normal" style:font-name-complex="JetBrains Mono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fo:color="#e8ba36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normal" style:font-name-complex="JetBrains Mono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fo:color="#6aab73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normal" style:font-name-complex="JetBrains Mono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fo:color="#8888c6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normal" style:font-name-complex="JetBrains Mono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fo:color="#b3ae60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normal" style:font-name-complex="JetBrains Mono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fo:color="#56a8f5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normal" style:font-name-complex="JetBrains Mono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fo:color="#94558d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normal" style:font-name-complex="JetBrains Mono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font-variant="normal" fo:text-transform="none" fo:color="#cf8e6d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bold" style:font-name-complex="JetBrains Mono1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0" style:family="text">
      <style:text-properties fo:font-variant="normal" fo:text-transform="none" fo:color="#bcbec4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bold" style:font-name-complex="JetBrains Mono1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1" style:family="text">
      <style:text-properties fo:font-variant="normal" fo:text-transform="none" fo:color="#e8ba36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bold" style:font-name-complex="JetBrains Mono1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2" style:family="text">
      <style:text-properties fo:font-variant="normal" fo:text-transform="none" fo:color="#6aab73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bold" style:font-name-complex="JetBrains Mono1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fo:color="#7a7e85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bold" style:font-name-complex="JetBrains Mono1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4" style:family="text">
      <style:text-properties fo:font-variant="normal" fo:text-transform="none" fo:color="#56a8f5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bold" style:font-name-complex="JetBrains Mono1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5" style:family="text">
      <style:text-properties fo:font-variant="normal" fo:text-transform="none" fo:color="#8888c6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bold" style:font-name-complex="JetBrains Mono1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6" style:family="text">
      <style:text-properties fo:font-variant="normal" fo:text-transform="none" fo:color="#2aacb8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bold" style:font-name-complex="JetBrains Mono1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7" style:family="text">
      <style:text-properties fo:font-variant="normal" fo:text-transform="none" fo:color="#54a857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bold" style:font-name-complex="JetBrains Mono1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8" style:family="text">
      <style:text-properties fo:color="#ffffff" loext:opacity="100%" style:font-name="Thabit" fo:background-color="#333333"/>
    </style:style>
    <style:style style:name="T39" style:family="text">
      <style:text-properties fo:font-variant="normal" fo:text-transform="none" fo:color="#cf8e6d" loext:opacity="100%" style:text-outline="false" style:text-line-through-style="none" style:text-line-through-type="none" style:text-position="0% 100%" style:font-name="JetBrains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333333" style:font-name-asian="JetBrains Mono1" style:font-size-asian="20pt" style:language-asian="zh" style:country-asian="CN" style:font-style-asian="normal" style:font-weight-asian="bold" style:font-name-complex="JetBrains Mono1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0" style:family="text">
      <style:text-properties fo:font-variant="normal" fo:text-transform="none" fo:color="#bcbec4" loext:opacity="100%" style:text-outline="false" style:text-line-through-style="none" style:text-line-through-type="none" style:text-position="0% 100%" style:font-name="JetBrains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333333" style:font-name-asian="JetBrains Mono1" style:font-size-asian="20pt" style:language-asian="zh" style:country-asian="CN" style:font-style-asian="normal" style:font-weight-asian="bold" style:font-name-complex="JetBrains Mono1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1" style:family="text">
      <style:text-properties fo:font-variant="normal" fo:text-transform="none" fo:color="#bcbec4" loext:opacity="100%" style:text-outline="false" style:text-line-through-style="none" style:text-line-through-type="none" style:text-position="0% 100%" style:font-name="JetBrains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333333" style:font-name-asian="JetBrains Mono1" style:font-size-asian="20pt" style:language-asian="zh" style:country-asian="CN" style:font-style-asian="normal" style:font-weight-asian="normal" style:font-name-complex="JetBrains Mono1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24pt" style:language-asian="zh" style:country-asian="CN" style:font-style-asian="normal" style:font-weight-asian="bold" style:font-name-complex="JetBrains Mono1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3" style:family="text">
      <style:text-properties fo:font-variant="normal" fo:text-transform="none" fo:color="#54a857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normal" style:font-name-complex="JetBrains Mono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urvival guide to Static Typing in Python - Hana Burtin - 2023</presentation:footer-decl>
      <draw:page draw:name="page1" draw:style-name="dp1" draw:master-page-name="Lights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><text:span text:style-name="T1">Survival Guide to Static Typing in Python</text:span>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><text:span text:style-name="T2">How type hints can help you predict your application behaviou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ights1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5cm" svg:height="2.75cm" svg:x="1.5cm" svg:y="0.75cm" presentation:class="title" presentation:user-transformed="true">
          <draw:text-box>
            <text:p>Why this guide?</text:p>
          </draw:text-box>
        </draw:frame>
        <draw:frame presentation:style-name="pr5" draw:text-style-name="P5" draw:layer="layout" svg:width="25cm" svg:height="10cm" svg:x="1.5cm" svg:y="4cm" presentation:class="outline" presentation:user-transformed="true">
          <draw:text-box>
            <text:list text:style-name="L2">
              <text:list-item>
                <text:p>What static typing is (not)?</text:p>
              </text:list-item>
              <text:list-item>
                <text:p>Should I use static typing?</text:p>
              </text:list-item>
              <text:list-item>
                <text:p>Some concepts for typing</text:p>
              </text:list-item>
              <text:list-item>
                <text:p>Best practices</text:p>
              </text:list-item>
              <text:list-item>
                <text:p>Toolbox</text:p>
              </text:list-item>
              <text:list-item>
                <text:p>From static to dynamic typ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ights2" presentation:presentation-page-layout-name="AL2T1" presentation:use-footer-name="ftr1">
        <office:forms form:automatic-focus="false" form:apply-design-mode="false"/>
        <draw:frame presentation:style-name="pr7" draw:text-style-name="P4" draw:layer="layout" svg:width="25cm" svg:height="2.75cm" svg:x="1.5cm" svg:y="0.75cm" presentation:class="title">
          <draw:text-box>
            <text:p>What is static typing?</text:p>
          </draw:text-box>
        </draw:frame>
        <draw:frame presentation:style-name="pr8" draw:text-style-name="P6" draw:layer="layout" svg:width="25cm" svg:height="10cm" svg:x="1.5cm" svg:y="4cm" presentation:class="outline" presentation:user-transformed="true">
          <draw:text-box>
            <text:p><text:span text:style-name="T3">def </text:span><text:span text:style-name="T4">create_article</text:span><text:span text:style-name="T5">(</text:span><text:span text:style-name="T5"><text:line-break/></text:span><text:span text:style-name="T5"> <text:s text:c="3"/></text:span><text:span text:style-name="T6">*,</text:span><text:span text:style-name="T6"><text:line-break/></text:span><text:span text:style-name="T6"> <text:s text:c="3"/>name: </text:span><text:span text:style-name="T7">str</text:span><text:span text:style-name="T6">,</text:span><text:span text:style-name="T6"><text:line-break/></text:span><text:span text:style-name="T6"> <text:s text:c="3"/>content_format: </text:span><text:span text:style-name="T6">content_models.TextFormats,</text:span><text:span text:style-name="T6"><text:line-break/></text:span><text:span text:style-name="T6"> <text:s text:c="3"/>content: </text:span><text:span text:style-name="T7">str</text:span><text:span text:style-name="T6">,</text:span><text:span text:style-name="T6"><text:line-break/></text:span><text:span text:style-name="T6"> <text:s text:c="3"/>user: auth_models.User | </text:span><text:span text:style-name="T3">None</text:span><text:span text:style-name="T6">,</text:span><text:span text:style-name="T6"><text:line-break/></text:span><text:span text:style-name="T5">) </text:span><text:span text:style-name="T6">-&gt; content_models.Article:</text:span></text:p>
            <text:p><text:span text:style-name="T6"><text:s text:c="4"/></text:span><text:span text:style-name="T6">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ights2" presentation:presentation-page-layout-name="AL1T0" presentation:use-footer-name="ftr1">
        <office:forms form:automatic-focus="false" form:apply-design-mode="false"/>
        <draw:frame presentation:style-name="pr10" draw:text-style-name="P4" draw:layer="layout" svg:width="25cm" svg:height="2.75cm" svg:x="1.5cm" svg:y="0.75cm" presentation:class="title">
          <draw:text-box>
            <text:p>What static typing is (not)?</text:p>
          </draw:text-box>
        </draw:frame>
        <draw:frame presentation:style-name="pr11" draw:text-style-name="P9" draw:layer="layout" svg:width="25cm" svg:height="10cm" svg:x="1.5cm" svg:y="4cm" presentation:class="subtitle" presentation:user-transformed="true">
          <draw:text-box>
            <text:list text:style-name="L1">
              <text:list-item>
                <text:p text:style-name="P8"><text:span text:style-name="T8">Static is not runtime</text:span></text:p>
                <text:list>
                  <text:list-item>
                    <text:p text:style-name="P8"><text:span text:style-name="T8">It’s not an auto-casting magic tool</text:span></text:p>
                  </text:list-item>
                  <text:list-item>
                    <text:p text:style-name="P8"><text:span text:style-name="T8">Declared type can differ from what is declared</text:span></text:p>
                  </text:list-item>
                  <text:list-item>
                    <text:p text:style-name="P8"><text:span text:style-name="T8">It does not promise immutability</text:span></text:p>
                  </text:list-item>
                </text:list>
                <text:p text:style-name="P8"><text:span text:style-name="T8"/></text:p>
              </text:list-item>
              <text:list-item>
                <text:p text:style-name="P8"><text:span text:style-name="T8">It’s an interface contract:</text:span></text:p>
                <text:list>
                  <text:list-item>
                    <text:p text:style-name="P8"><text:span text:style-name="T8">It defines the input and output of a function/method</text:span></text:p>
                  </text:list-item>
                  <text:list-item>
                    <text:p text:style-name="P8"><text:span text:style-name="T8">It helps you predict the objects you work with at any give poi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ights2" presentation:presentation-page-layout-name="AL2T1" presentation:use-footer-name="ftr1">
        <office:forms form:automatic-focus="false" form:apply-design-mode="false"/>
        <draw:frame presentation:style-name="pr7" draw:text-style-name="P4" draw:layer="layout" svg:width="25cm" svg:height="2.75cm" svg:x="1.5cm" svg:y="0.75cm" presentation:class="title">
          <draw:text-box>
            <text:p>Should I use static typing?</text:p>
          </draw:text-box>
        </draw:frame>
        <draw:frame presentation:style-name="pr13" draw:text-style-name="P4" draw:layer="layout" svg:width="25cm" svg:height="10cm" svg:x="1.5cm" svg:y="4cm" presentation:class="outline" presentation:user-transformed="true">
          <draw:text-box>
            <text:list text:style-name="L2">
              <text:list-item>
                <text:p text:style-name="P10"><text:span text:style-name="T9">It teaches you to think about </text:span><text:span text:style-name="T9">your code before </text:span><text:span text:style-name="T9">implementation</text:span></text:p>
              </text:list-item>
              <text:list-item>
                <text:p text:style-name="P10"><text:span text:style-name="T9">It helps you document your </text:span><text:span text:style-name="T9">code</text:span></text:p>
                <text:list>
                  <text:list-item>
                    <text:p>Better to communicate with your team</text:p>
                  </text:list-item>
                  <text:list-item>
                    <text:p>Better to return to your code</text:p>
                  </text:list-item>
                </text:list>
              </text:list-item>
              <text:list-item>
                <text:p text:style-name="P10"><text:span text:style-name="T9">It helps avoiding </text:span><text:span text:style-name="T9">AttributeError</text:span></text:p>
              </text:list-item>
              <text:list-item>
                <text:p text:style-name="P10"><text:span text:style-name="T9">It shows the impact of a </text:span><text:span text:style-name="T9">signature change before </text:span><text:span text:style-name="T9">running tests</text:span></text:p>
              </text:list-item>
              <text:list-item>
                <text:p text:style-name="P10"><text:span text:style-name="T9">It becomes a reflex quite fa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ights2" presentation:presentation-page-layout-name="AL3T3" presentation:use-footer-name="ftr1">
        <office:forms form:automatic-focus="false" form:apply-design-mode="false"/>
        <draw:frame presentation:style-name="pr10" draw:text-style-name="P4" draw:layer="layout" svg:width="25cm" svg:height="2.75cm" svg:x="1.5cm" svg:y="0.75cm" presentation:class="title">
          <draw:text-box>
            <text:p>Generics</text:p>
          </draw:text-box>
        </draw:frame>
        <draw:frame presentation:style-name="pr13" draw:text-style-name="P4" draw:layer="layout" svg:width="12.199cm" svg:height="1.08cm" svg:x="1.5cm" svg:y="4cm" presentation:class="outline" presentation:user-transformed="true">
          <draw:text-box>
            <text:list text:style-name="L2">
              <text:list-item>
                <text:p>Python 3.11</text:p>
              </text:list-item>
            </text:list>
            <text:p/>
          </draw:text-box>
        </draw:frame>
        <draw:frame presentation:style-name="pr13" draw:text-style-name="P4" draw:layer="layout" svg:width="12.199cm" svg:height="10cm" svg:x="14.31cm" svg:y="4cm" presentation:class="outline">
          <draw:text-box>
            <text:list text:style-name="L2">
              <text:list-item>
                <text:p>Python 3.12</text:p>
              </text:list-item>
            </text:list>
          </draw:text-box>
        </draw:frame>
        <draw:frame draw:style-name="gr2" draw:text-style-name="P11" draw:layer="layout" svg:width="10.16cm" svg:height="7.91cm" svg:x="1.905cm" svg:y="5.425cm">
          <draw:text-box>
            <text:p><text:span text:style-name="T10">from </text:span><text:span text:style-name="T11">typing </text:span><text:span text:style-name="T10">import </text:span><text:span text:style-name="T11">Generic, TypeVar</text:span><text:span text:style-name="T11"><text:line-break/></text:span><text:span text:style-name="T11"><text:line-break/></text:span><text:span text:style-name="T11">Number = TypeVar</text:span><text:span text:style-name="T12">(</text:span><text:span text:style-name="T13">"Number"</text:span><text:span text:style-name="T11">, </text:span><text:span text:style-name="T14">int</text:span><text:span text:style-name="T11">,</text:span><text:span text:style-name="T11"> </text:span><text:span text:style-name="T14">float</text:span><text:span text:style-name="T12">)</text:span><text:span text:style-name="T12"><text:line-break/></text:span><text:span text:style-name="T12"><text:line-break/></text:span><text:span text:style-name="T12"><text:line-break/></text:span><text:span text:style-name="T10">class </text:span><text:span text:style-name="T11">Addition</text:span><text:span text:style-name="T12">(</text:span><text:span text:style-name="T11">Generic</text:span><text:span text:style-name="T12">[</text:span><text:span text:style-name="T11">Number</text:span><text:span text:style-name="T12">])</text:span><text:span text:style-name="T11">:</text:span><text:span text:style-name="T11"><text:line-break/></text:span><text:span text:style-name="T11"> <text:s text:c="3"/></text:span><text:span text:style-name="T15">@classmethod</text:span><text:span text:style-name="T15"><text:line-break/></text:span><text:span text:style-name="T15"> <text:s text:c="3"/></text:span><text:span text:style-name="T10">def </text:span><text:span text:style-name="T16">apply</text:span><text:span text:style-name="T12">(</text:span><text:span text:style-name="T17">cls</text:span><text:span text:style-name="T11">, a: Number, b: Number</text:span><text:span text:style-name="T12">) </text:span><text:span text:style-name="T11">-&gt; Number:</text:span><text:span text:style-name="T11"><text:line-break/></text:span><text:span text:style-name="T11"> <text:s text:c="7"/></text:span><text:span text:style-name="T10">return </text:span><text:span text:style-name="T11">a + b</text:span><text:span text:style-name="T11"><text:line-break/></text:span><text:span text:style-name="T11"><text:line-break/></text:span><text:span text:style-name="T11"><text:line-break/></text:span><text:span text:style-name="T10">if </text:span><text:span text:style-name="T11">__name__ == </text:span><text:span text:style-name="T13">"__main__"</text:span><text:span text:style-name="T11">:</text:span><text:span text:style-name="T11"><text:line-break/></text:span><text:span text:style-name="T11"> <text:s text:c="3"/>result = Addition.apply</text:span><text:span text:style-name="T12">(</text:span><text:span text:style-name="T18">1</text:span><text:span text:style-name="T11">, </text:span><text:span text:style-name="T18">2</text:span><text:span text:style-name="T12">) <text:s/></text:span><text:span text:style-name="T19"># Result is expected of type int</text:span><text:span text:style-name="T19"><text:line-break/></text:span><text:span text:style-name="T19"> <text:s text:c="3"/></text:span><text:span text:style-name="T14">print</text:span><text:span text:style-name="T12">(</text:span><text:span text:style-name="T13">f"</text:span><text:span text:style-name="T12">{</text:span><text:span text:style-name="T11">result=</text:span><text:span text:style-name="T12">}</text:span><text:span text:style-name="T13">"</text:span><text:span text:style-name="T12">)</text:span><text:span text:style-name="T12"><text:line-break/></text:span><text:span text:style-name="T12"/></text:p>
          </draw:text-box>
        </draw:frame>
        <draw:frame draw:style-name="gr3" draw:text-style-name="P11" draw:layer="layout" svg:width="10.616cm" svg:height="8.388cm" svg:x="14.94cm" svg:y="5.18cm">
          <draw:text-box>
            <text:p><text:span text:style-name="T11">Number = </text:span><text:span text:style-name="T14">int </text:span><text:span text:style-name="T11">| </text:span><text:span text:style-name="T14">float</text:span><text:span text:style-name="T14"><text:line-break/></text:span><text:span text:style-name="T14"><text:line-break/></text:span><text:span text:style-name="T14"><text:line-break/></text:span><text:span text:style-name="T10">class </text:span><text:span text:style-name="T11">Addition</text:span><text:span text:style-name="T12">[</text:span><text:span text:style-name="T11">T: Number</text:span><text:span text:style-name="T12">]</text:span><text:span text:style-name="T11">:</text:span><text:span text:style-name="T11"><text:line-break/></text:span><text:span text:style-name="T11"> <text:s text:c="3"/></text:span><text:span text:style-name="T15">@classmethod</text:span><text:span text:style-name="T15"><text:line-break/></text:span><text:span text:style-name="T15"> <text:s text:c="3"/></text:span><text:span text:style-name="T10">def </text:span><text:span text:style-name="T16">apply</text:span><text:span text:style-name="T12">(</text:span><text:span text:style-name="T17">cls</text:span><text:span text:style-name="T11">, a: T, b: T</text:span><text:span text:style-name="T12">) </text:span><text:span text:style-name="T11">-&gt; T:</text:span><text:span text:style-name="T11"><text:line-break/></text:span><text:span text:style-name="T11"> <text:s text:c="7"/></text:span><text:span text:style-name="T10">return </text:span><text:span text:style-name="T11">a + b</text:span><text:span text:style-name="T11"><text:line-break/></text:span><text:span text:style-name="T11"><text:line-break/></text:span><text:span text:style-name="T11"><text:line-break/></text:span><text:span text:style-name="T10">def </text:span><text:span text:style-name="T16">add</text:span><text:span text:style-name="T12">[</text:span><text:span text:style-name="T20">T: Number</text:span><text:span text:style-name="T12">](</text:span><text:span text:style-name="T11">a: T, b: T</text:span><text:span text:style-name="T12">) </text:span><text:span text:style-name="T11">-&gt; Number:</text:span><text:span text:style-name="T11"><text:line-break/></text:span><text:span text:style-name="T11"> <text:s text:c="3"/></text:span><text:span text:style-name="T10">return </text:span><text:span text:style-name="T11">a + b</text:span><text:span text:style-name="T11"><text:line-break/></text:span><text:span text:style-name="T11"><text:line-break/></text:span><text:span text:style-name="T11"><text:line-break/></text:span><text:span text:style-name="T10">if </text:span><text:span text:style-name="T11">__name__ == </text:span><text:span text:style-name="T13">"__main__"</text:span><text:span text:style-name="T11">:</text:span><text:span text:style-name="T11"><text:line-break/></text:span><text:span text:style-name="T11"> <text:s text:c="3"/>result = Addition.apply</text:span><text:span text:style-name="T12">(</text:span><text:span text:style-name="T18">1</text:span><text:span text:style-name="T11">, </text:span><text:span text:style-name="T18">2</text:span><text:span text:style-name="T12">) <text:s/></text:span><text:span text:style-name="T19"># Result is expected of type int</text:span><text:span text:style-name="T19"><text:line-break/></text:span><text:span text:style-name="T19"> <text:s text:c="3"/></text:span><text:span text:style-name="T14">print</text:span><text:span text:style-name="T12">(</text:span><text:span text:style-name="T13">f"</text:span><text:span text:style-name="T12">{</text:span><text:span text:style-name="T11">result=</text:span><text:span text:style-name="T12">}</text:span><text:span text:style-name="T13">"</text:span><text:span text:style-name="T12">)</text:span><text:span text:style-name="T12"><text:line-break/></text:span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ights2" presentation:presentation-page-layout-name="AL1T0" presentation:use-footer-name="ftr1">
        <office:forms form:automatic-focus="false" form:apply-design-mode="false"/>
        <draw:frame presentation:style-name="pr10" draw:text-style-name="P4" draw:layer="layout" svg:width="25cm" svg:height="2.75cm" svg:x="1.5cm" svg:y="0.75cm" presentation:class="title">
          <draw:text-box>
            <text:p>Structural Typing</text:p>
          </draw:text-box>
        </draw:frame>
        <draw:frame presentation:style-name="pr14" draw:text-style-name="P12" draw:layer="layout" svg:width="25cm" svg:height="10.053cm" svg:x="1.5cm" svg:y="4cm" presentation:class="subtitle" presentation:user-transformed="true">
          <draw:text-box>
            <text:p><text:span text:style-name="T21">from </text:span><text:span text:style-name="T22">collections.abc </text:span><text:span text:style-name="T21">import </text:span><text:span text:style-name="T22">Iterable</text:span><text:span text:style-name="T22"><text:line-break/></text:span><text:span text:style-name="T21">from </text:span><text:span text:style-name="T22">typing </text:span><text:span text:style-name="T21">import </text:span><text:span text:style-name="T22">Protocol, TypeVar</text:span><text:span text:style-name="T22"><text:line-break/></text:span><text:span text:style-name="T22"><text:line-break/></text:span><text:span text:style-name="T22">Number = TypeVar</text:span><text:span text:style-name="T23">(</text:span><text:span text:style-name="T24">"Number"</text:span><text:span text:style-name="T22">, </text:span><text:span text:style-name="T25">float</text:span><text:span text:style-name="T22">, </text:span><text:span text:style-name="T25">int</text:span><text:span text:style-name="T23">)</text:span><text:span text:style-name="T23"><text:line-break/></text:span><text:span text:style-name="T23"><text:line-break/></text:span><text:span text:style-name="T23"><text:line-break/></text:span><text:span text:style-name="T21">class </text:span><text:span text:style-name="T22">Operation</text:span><text:span text:style-name="T23">(</text:span><text:span text:style-name="T22">Protocol</text:span><text:span text:style-name="T23">)</text:span><text:span text:style-name="T22">:</text:span><text:span text:style-name="T22"><text:line-break/></text:span><text:span text:style-name="T22"> <text:s text:c="3"/></text:span><text:span text:style-name="T26">@classmethod</text:span><text:span text:style-name="T26"><text:line-break/></text:span><text:span text:style-name="T26"> <text:s text:c="3"/></text:span><text:span text:style-name="T21">def </text:span><text:span text:style-name="T27">apply</text:span><text:span text:style-name="T23">(</text:span><text:span text:style-name="T28">cls</text:span><text:span text:style-name="T22">, a: Number, b: Number</text:span><text:span text:style-name="T23">) </text:span><text:span text:style-name="T22">-&gt; Number:</text:span><text:span text:style-name="T22"><text:line-break/></text:span><text:span text:style-name="T22"> <text:s text:c="7"/>...</text:span><text:span text:style-name="T22"><text:line-break/></text:span><text:span text:style-name="T22"><text:line-break/></text:span><text:span text:style-name="T22"><text:line-break/></text:span><text:span text:style-name="T21">def </text:span><text:span text:style-name="T27">apply_to_all</text:span><text:span text:style-name="T23">(</text:span><text:span text:style-name="T22">operation: Operation, values: Iterable</text:span><text:span text:style-name="T23">[</text:span><text:span text:style-name="T22">Number</text:span><text:span text:style-name="T23">]) </text:span><text:span text:style-name="T22">-&gt; Number:</text:span><text:span text:style-name="T22"><text:line-break/></text:span><text:span text:style-name="T22"> <text:s text:c="3"/>it = </text:span><text:span text:style-name="T25">iter</text:span><text:span text:style-name="T23">(</text:span><text:span text:style-name="T22">values</text:span><text:span text:style-name="T23">)</text:span><text:span text:style-name="T23"><text:line-break/></text:span><text:span text:style-name="T23"> <text:s text:c="3"/></text:span><text:span text:style-name="T22">value = </text:span><text:span text:style-name="T25">next</text:span><text:span text:style-name="T23">(</text:span><text:span text:style-name="T22">it</text:span><text:span text:style-name="T23">)</text:span><text:span text:style-name="T23"><text:line-break/></text:span><text:span text:style-name="T23"><text:line-break/></text:span><text:span text:style-name="T23"> <text:s text:c="3"/></text:span><text:span text:style-name="T21">for </text:span><text:span text:style-name="T22">x </text:span><text:span text:style-name="T21">in </text:span><text:span text:style-name="T22">it:</text:span><text:span text:style-name="T22"><text:line-break/></text:span><text:span text:style-name="T22"> <text:s text:c="7"/>value = operation.apply</text:span><text:span text:style-name="T23">(</text:span><text:span text:style-name="T22">value, x</text:span><text:span text:style-name="T23">)</text:span><text:span text:style-name="T23"><text:line-break/></text:span><text:span text:style-name="T23"><text:line-break/></text:span><text:span text:style-name="T23"> <text:s text:c="3"/></text:span><text:span text:style-name="T21">return </text:span><text:span text:style-name="T22">value</text:span><text:span text:style-name="T22"><text:line-break/></text:span><text:span text:style-name="T2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ights2" presentation:presentation-page-layout-name="AL3T3" presentation:use-footer-name="ftr1">
        <office:forms form:automatic-focus="false" form:apply-design-mode="false"/>
        <draw:frame presentation:style-name="pr7" draw:text-style-name="P4" draw:layer="layout" svg:width="25cm" svg:height="2.75cm" svg:x="1.5cm" svg:y="0.75cm" presentation:class="title">
          <draw:text-box>
            <text:p>Best practices</text:p>
          </draw:text-box>
        </draw:frame>
        <draw:frame presentation:style-name="pr8" draw:text-style-name="P13" draw:layer="layout" svg:width="12.199cm" svg:height="10cm" svg:x="1.5cm" svg:y="4cm" presentation:class="outline" presentation:user-transformed="true">
          <draw:text-box>
            <text:p><text:span text:style-name="T29">from </text:span><text:span text:style-name="T30">collections.abc </text:span><text:span text:style-name="T29">import </text:span><text:span text:style-name="T30">Generator, Iterable</text:span><text:span text:style-name="T30"><text:line-break/></text:span><text:span text:style-name="T29">from </text:span><text:span text:style-name="T30">typing </text:span><text:span text:style-name="T29">import </text:span><text:span text:style-name="T30">TypeVar</text:span><text:span text:style-name="T30"><text:line-break/></text:span><text:span text:style-name="T30"><text:line-break/></text:span><text:span text:style-name="T30">T = TypeVar</text:span><text:span text:style-name="T31">(</text:span><text:span text:style-name="T32">"T"</text:span><text:span text:style-name="T31">)</text:span><text:span text:style-name="T31"><text:line-break/></text:span><text:span text:style-name="T31"><text:line-break/></text:span><text:span text:style-name="T31"><text:line-break/></text:span><text:span text:style-name="T33"># def one_every_two_objects[T](source: list[T]) -&gt; Generator[T, None, </text:span><text:span text:style-name="T33">None]:</text:span><text:span text:style-name="T33"><text:line-break/></text:span><text:span text:style-name="T33"># Would create mypy errors for using the function with anything but a </text:span><text:span text:style-name="T33">string</text:span><text:span text:style-name="T33"><text:line-break/></text:span><text:span text:style-name="T29">def </text:span><text:span text:style-name="T34">one_every_two_objects</text:span><text:span text:style-name="T31">(</text:span><text:span text:style-name="T30">source: Iterable</text:span><text:span text:style-name="T31">[</text:span><text:span text:style-name="T30">T</text:span><text:span text:style-name="T31">]) </text:span><text:span text:style-name="T30">-&gt; Generator</text:span><text:span text:style-name="T31">[</text:span><text:span text:style-name="T30">T, </text:span><text:span text:style-name="T29">None</text:span><text:span text:style-name="T30">, </text:span><text:span text:style-name="T29">None</text:span><text:span text:style-name="T31">]</text:span><text:span text:style-name="T30">:</text:span><text:span text:style-name="T30"><text:line-break/></text:span><text:span text:style-name="T30"> <text:s text:c="3"/></text:span><text:span text:style-name="T29">for </text:span><text:span text:style-name="T30">i, x </text:span><text:span text:style-name="T29">in </text:span><text:span text:style-name="T35">enumerate</text:span><text:span text:style-name="T31">(</text:span><text:span text:style-name="T30">source</text:span><text:span text:style-name="T31">)</text:span><text:span text:style-name="T30">:</text:span><text:span text:style-name="T30"><text:line-break/></text:span><text:span text:style-name="T30"> <text:s text:c="7"/></text:span><text:span text:style-name="T29">if </text:span><text:span text:style-name="T30">i % </text:span><text:span text:style-name="T36">2</text:span><text:span text:style-name="T30">:</text:span><text:span text:style-name="T30"><text:line-break/></text:span><text:span text:style-name="T30"> <text:s text:c="11"/></text:span><text:span text:style-name="T29">continue</text:span><text:span text:style-name="T29"><text:line-break/></text:span><text:span text:style-name="T29"><text:line-break/></text:span><text:span text:style-name="T29"> <text:s text:c="7"/>yield </text:span><text:span text:style-name="T30">x</text:span><text:span text:style-name="T30"><text:line-break/></text:span><text:span text:style-name="T30"><text:line-break/></text:span><text:span text:style-name="T30"><text:line-break/></text:span><text:span text:style-name="T33"># def make_list[T](value: T) -&gt; Iterable[T]:</text:span><text:span text:style-name="T33"><text:line-break/></text:span><text:span text:style-name="T33"># Would create mypy errors if you try to append any values to the return </text:span><text:span text:style-name="T33">value</text:span><text:span text:style-name="T33"><text:line-break/></text:span><text:span text:style-name="T29">def </text:span><text:span text:style-name="T34">make_list</text:span><text:span text:style-name="T31">(</text:span><text:span text:style-name="T30">value: T</text:span><text:span text:style-name="T31">) </text:span><text:span text:style-name="T30">-&gt; </text:span><text:span text:style-name="T35">list</text:span><text:span text:style-name="T31">[</text:span><text:span text:style-name="T30">T</text:span><text:span text:style-name="T31">]</text:span><text:span text:style-name="T30">:</text:span><text:span text:style-name="T30"><text:line-break/></text:span><text:span text:style-name="T30"> <text:s text:c="3"/></text:span><text:span text:style-name="T29">return </text:span><text:span text:style-name="T31">[</text:span><text:span text:style-name="T30">value</text:span><text:span text:style-name="T31">]</text:span><text:span text:style-name="T31"><text:line-break/></text:span><text:span text:style-name="T31"><text:line-break/></text:span><text:span text:style-name="T31"><text:line-break/></text:span><text:span text:style-name="T29">if </text:span><text:span text:style-name="T30">__name__ == </text:span><text:span text:style-name="T32">"__main__"</text:span><text:span text:style-name="T30">:</text:span><text:span text:style-name="T30"><text:line-break/></text:span><text:span text:style-name="T30"> <text:s text:c="3"/></text:span><text:span text:style-name="T29">for </text:span><text:span text:style-name="T30">v </text:span><text:span text:style-name="T29">in </text:span><text:span text:style-name="T30">one_every_two_objects</text:span><text:span text:style-name="T31">(</text:span><text:span text:style-name="T35">range</text:span><text:span text:style-name="T37">(</text:span><text:span text:style-name="T36">10</text:span><text:span text:style-name="T37">)</text:span><text:span text:style-name="T31">)</text:span><text:span text:style-name="T30">:</text:span><text:span text:style-name="T30"><text:line-break/></text:span><text:span text:style-name="T30"> <text:s text:c="7"/></text:span><text:span text:style-name="T35">print</text:span><text:span text:style-name="T31">(</text:span><text:span text:style-name="T32">f"</text:span><text:span text:style-name="T31">{</text:span><text:span text:style-name="T30">v=</text:span><text:span text:style-name="T31">}</text:span><text:span text:style-name="T32">"</text:span><text:span text:style-name="T31">)</text:span><text:span text:style-name="T31"><text:line-break/></text:span><text:span text:style-name="T31"/></text:p>
          </draw:text-box>
        </draw:frame>
        <draw:frame presentation:style-name="pr13" draw:text-style-name="P4" draw:layer="layout" svg:width="12.199cm" svg:height="10cm" svg:x="14.31cm" svg:y="4cm" presentation:class="outline">
          <draw:text-box>
            <text:list text:style-name="L2">
              <text:list-item>
                <text:p text:style-name="P4">Parameter types should be the wider possible</text:p>
                <text:list>
                  <text:list-item>
                    <text:p>Use Protocols, ABC, Generics</text:p>
                  </text:list-item>
                </text:list>
              </text:list-item>
              <text:list-item>
                <text:p>Provide as much details as possible to the return typ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ights2" presentation:presentation-page-layout-name="AL3T3" presentation:use-footer-name="ftr1">
        <office:forms form:automatic-focus="false" form:apply-design-mode="false"/>
        <draw:frame presentation:style-name="pr7" draw:text-style-name="P4" draw:layer="layout" svg:width="25cm" svg:height="2.75cm" svg:x="1.5cm" svg:y="0.75cm" presentation:class="title">
          <draw:text-box>
            <text:p>Toolbox: MyPy + pyproject.yaml</text:p>
          </draw:text-box>
        </draw:frame>
        <draw:frame presentation:style-name="pr8" draw:text-style-name="P13" draw:layer="layout" svg:width="12.199cm" svg:height="10cm" svg:x="1.5cm" svg:y="4cm" presentation:class="outline" presentation:user-transformed="true">
          <draw:text-box>
            <text:p><text:span text:style-name="T31">[</text:span><text:span text:style-name="T29">tool</text:span><text:span text:style-name="T30">.</text:span><text:span text:style-name="T29">mypy</text:span><text:span text:style-name="T31">]</text:span><text:span text:style-name="T31"><text:line-break/></text:span><text:span text:style-name="T29">python_version </text:span><text:span text:style-name="T30">= </text:span><text:span text:style-name="T32">"3.12"</text:span><text:span text:style-name="T32"><text:line-break/></text:span><text:span text:style-name="T29">disallow_untyped_calls </text:span><text:span text:style-name="T30">= true</text:span><text:span text:style-name="T30"><text:line-break/></text:span><text:span text:style-name="T29">disallow_untyped_defs </text:span><text:span text:style-name="T30">= true</text:span><text:span text:style-name="T30"><text:line-break/></text:span><text:span text:style-name="T29">disallow_untyped_decorators </text:span><text:span text:style-name="T30">= false</text:span><text:span text:style-name="T30"><text:line-break/></text:span><text:span text:style-name="T29">warn_redundant_casts </text:span><text:span text:style-name="T30">= true</text:span><text:span text:style-name="T30"><text:line-break/></text:span><text:span text:style-name="T29">warn_unreachable </text:span><text:span text:style-name="T30">= true</text:span><text:span text:style-name="T30"><text:line-break/></text:span><text:span text:style-name="T29">warn_incomplete_stub </text:span><text:span text:style-name="T30">= true</text:span><text:span text:style-name="T30"><text:line-break/></text:span><text:span text:style-name="T29">ignore_missing_imports </text:span><text:span text:style-name="T30">= true</text:span></text:p>
          </draw:text-box>
        </draw:frame>
        <draw:frame presentation:style-name="pr13" draw:text-style-name="P4" draw:layer="layout" svg:width="12.199cm" svg:height="10cm" svg:x="14.31cm" svg:y="4cm" presentation:class="outline">
          <draw:text-box>
            <text:list text:style-name="L2">
              <text:list-item>
                <text:p text:style-name="P4">Generate errors for missing type hints</text:p>
              </text:list-item>
              <text:list-item>
                <text:p text:style-name="P4">Flags unreachable branches</text:p>
              </text:list-item>
              <text:list-item>
                <text:p text:style-name="P4">Flags incomplete stubb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ights2" presentation:presentation-page-layout-name="AL3T3" presentation:use-footer-name="ftr1">
        <office:forms form:automatic-focus="false" form:apply-design-mode="false"/>
        <draw:frame presentation:style-name="pr7" draw:text-style-name="P4" draw:layer="layout" svg:width="25cm" svg:height="2.75cm" svg:x="1.5cm" svg:y="0.75cm" presentation:class="title">
          <draw:text-box>
            <text:p>MyPy Stubbers</text:p>
          </draw:text-box>
        </draw:frame>
        <draw:frame presentation:style-name="pr8" draw:text-style-name="P13" draw:layer="layout" svg:width="12.199cm" svg:height="10cm" svg:x="1.5cm" svg:y="4cm" presentation:class="outline" presentation:user-transformed="true">
          <draw:text-box>
            <text:p><text:span text:style-name="T29">from </text:span><text:span text:style-name="T30">collections.abc </text:span><text:span text:style-name="T29">import </text:span><text:span text:style-name="T30">Generator, Iterable</text:span><text:span text:style-name="T30"><text:line-break/></text:span><text:span text:style-name="T29">from </text:span><text:span text:style-name="T30">typing </text:span><text:span text:style-name="T29">import </text:span><text:span text:style-name="T30">TypeVar</text:span><text:span text:style-name="T30"><text:line-break/></text:span><text:span text:style-name="T30"><text:line-break/></text:span><text:span text:style-name="T30">T = TypeVar</text:span><text:span text:style-name="T31">(</text:span><text:span text:style-name="T32">'T'</text:span><text:span text:style-name="T31">)</text:span><text:span text:style-name="T31"><text:line-break/></text:span><text:span text:style-name="T31"><text:line-break/></text:span><text:span text:style-name="T29">def </text:span><text:span text:style-name="T34">one_every_two_objects</text:span><text:span text:style-name="T31">(</text:span><text:span text:style-name="T30">source: Iterable</text:span><text:span text:style-name="T31">[</text:span><text:span text:style-name="T30">T</text:span><text:span text:style-name="T31">]) </text:span><text:span text:style-name="T30">-&gt; Generator</text:span><text:span text:style-name="T31">[</text:span><text:span text:style-name="T30">T, </text:span><text:span text:style-name="T29">None</text:span><text:span text:style-name="T30">, </text:span><text:span text:style-name="T29">None</text:span><text:span text:style-name="T31">]</text:span><text:span text:style-name="T30">: ...</text:span><text:span text:style-name="T30"><text:line-break/></text:span><text:span text:style-name="T29">def </text:span><text:span text:style-name="T34">make_list</text:span><text:span text:style-name="T31">(</text:span><text:span text:style-name="T30">value: T</text:span><text:span text:style-name="T31">) </text:span><text:span text:style-name="T30">-&gt; </text:span><text:span text:style-name="T35">list</text:span><text:span text:style-name="T31">[</text:span><text:span text:style-name="T30">T</text:span><text:span text:style-name="T31">]</text:span><text:span text:style-name="T30">: ...</text:span><text:span text:style-name="T30"><text:line-break/></text:span><text:span text:style-name="T30"/></text:p>
          </draw:text-box>
        </draw:frame>
        <draw:frame presentation:style-name="pr13" draw:text-style-name="P4" draw:layer="layout" svg:width="12.199cm" svg:height="10cm" svg:x="14.31cm" svg:y="4cm" presentation:class="outline">
          <draw:text-box>
            <text:list text:style-name="L2">
              <text:list-item>
                <text:p text:style-name="P4">Use <text:span text:style-name="T38">stubgen module.py</text:span> to generate stubbers automatically</text:p>
              </text:list-item>
              <text:list-item>
                <text:p text:style-name="P4">Stubbers allow mypy to use a .pyi declaration for typing instead of real implementation</text:p>
              </text:list-item>
              <text:list-item>
                <text:p text:style-name="P4">It’s faster for large proje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ights2" presentation:presentation-page-layout-name="AL3T3" presentation:use-footer-name="ftr1">
        <office:forms form:automatic-focus="false" form:apply-design-mode="false"/>
        <draw:frame presentation:style-name="pr10" draw:text-style-name="P4" draw:layer="layout" svg:width="25cm" svg:height="2.75cm" svg:x="1.5cm" svg:y="0.75cm" presentation:class="title">
          <draw:text-box>
            <text:p>Builtin modules</text:p>
          </draw:text-box>
        </draw:frame>
        <draw:frame presentation:style-name="pr13" draw:text-style-name="P4" draw:layer="layout" svg:width="12.199cm" svg:height="10cm" svg:x="1.5cm" svg:y="4cm" presentation:class="outline" presentation:user-transformed="true">
          <draw:text-box>
            <text:p><text:span text:style-name="T39">import </text:span><text:span text:style-name="T40">typing</text:span></text:p>
            <text:list text:style-name="L2">
              <text:list-item>
                <text:p>Provides general types</text:p>
              </text:list-item>
              <text:list-item>
                <text:p>Provides meta types</text:p>
                <text:list>
                  <text:list-item>
                    <text:p><text:span text:style-name="T41">TypeAlias, TypeVar</text:span></text:p>
                  </text:list-item>
                </text:list>
              </text:list-item>
            </text:list>
            <text:p text:style-name="P14"><text:span text:style-name="T39">import </text:span><text:span text:style-name="T40">collections.abc</text:span></text:p>
            <text:list text:continue-numbering="true" text:style-name="L2">
              <text:list-item>
                <text:p text:style-name="P14"><text:span text:style-name="T42">All collections structural </text:span><text:span text:style-name="T42">typ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ights2" presentation:presentation-page-layout-name="AL1T0" presentation:use-footer-name="ftr1">
        <office:forms form:automatic-focus="false" form:apply-design-mode="false"/>
        <draw:frame presentation:style-name="pr10" draw:text-style-name="P4" draw:layer="layout" svg:width="25cm" svg:height="2.75cm" svg:x="1.5cm" svg:y="0.75cm" presentation:class="title">
          <draw:text-box>
            <text:p>Static to dynamic</text:p>
          </draw:text-box>
        </draw:frame>
        <draw:frame presentation:style-name="pr14" draw:text-style-name="P12" draw:layer="layout" svg:width="25cm" svg:height="10cm" svg:x="1.5cm" svg:y="4cm">
          <draw:text-box>
            <text:p><text:span text:style-name="T21">from </text:span><text:span text:style-name="T22">typing </text:span><text:span text:style-name="T21">import </text:span><text:span text:style-name="T22">TypeGuard</text:span><text:span text:style-name="T22"><text:line-break/></text:span><text:span text:style-name="T22"><text:line-break/></text:span><text:span text:style-name="T22"><text:line-break/></text:span><text:span text:style-name="T21">def </text:span><text:span text:style-name="T27">is_str_list</text:span><text:span text:style-name="T23">(</text:span><text:span text:style-name="T22">values: </text:span><text:span text:style-name="T25">list</text:span><text:span text:style-name="T23">) </text:span><text:span text:style-name="T22">-&gt; TypeGuard</text:span><text:span text:style-name="T23">[</text:span><text:span text:style-name="T25">list</text:span><text:span text:style-name="T43">[</text:span><text:span text:style-name="T25">str</text:span><text:span text:style-name="T43">]</text:span><text:span text:style-name="T23">]</text:span><text:span text:style-name="T22">:</text:span><text:span text:style-name="T22"><text:line-break/></text:span><text:span text:style-name="T22"> <text:s text:c="3"/></text:span><text:span text:style-name="T21">return </text:span><text:span text:style-name="T25">all</text:span><text:span text:style-name="T23">(</text:span><text:span text:style-name="T25">isinstance</text:span><text:span text:style-name="T43">(</text:span><text:span text:style-name="T22">v, </text:span><text:span text:style-name="T25">str</text:span><text:span text:style-name="T43">) </text:span><text:span text:style-name="T21">for </text:span><text:span text:style-name="T22">v </text:span><text:span text:style-name="T21">in </text:span><text:span text:style-name="T22">values</text:span><text:span text:style-name="T23">)</text:span><text:span text:style-name="T23"><text:line-break/></text:span><text:span text:style-name="T23"><text:line-break/></text:span><text:span text:style-name="T23"><text:line-break/></text:span><text:span text:style-name="T21">def </text:span><text:span text:style-name="T27">join_all</text:span><text:span text:style-name="T23">(</text:span><text:span text:style-name="T22">values: </text:span><text:span text:style-name="T25">list</text:span><text:span text:style-name="T23">) </text:span><text:span text:style-name="T22">-&gt; </text:span><text:span text:style-name="T25">str</text:span><text:span text:style-name="T22">:</text:span><text:span text:style-name="T22"><text:line-break/></text:span><text:span text:style-name="T22"> <text:s text:c="3"/></text:span><text:span text:style-name="T21">if not </text:span><text:span text:style-name="T22">is_str_list</text:span><text:span text:style-name="T23">(</text:span><text:span text:style-name="T22">values</text:span><text:span text:style-name="T23">)</text:span><text:span text:style-name="T22">:</text:span><text:span text:style-name="T22"><text:line-break/></text:span><text:span text:style-name="T22"> <text:s text:c="7"/></text:span><text:span text:style-name="T21">raise </text:span><text:span text:style-name="T25">TypeError</text:span><text:span text:style-name="T23">()</text:span><text:span text:style-name="T23"><text:line-break/></text:span><text:span text:style-name="T23"><text:line-break/></text:span><text:span text:style-name="T23"> <text:s text:c="3"/></text:span><text:span text:style-name="T21">return </text:span><text:span text:style-name="T24">" "</text:span><text:span text:style-name="T22">.join</text:span><text:span text:style-name="T23">(</text:span><text:span text:style-name="T22">values</text:span><text:span text:style-name="T23">)</text:span><text:span text:style-name="T23"><text:line-break/></text:span><text:span text:style-name="T23"><text:line-break/></text:span><text:span text:style-name="T23"><text:line-break/></text:span><text:span text:style-name="T21">def </text:span><text:span text:style-name="T27">upper</text:span><text:span text:style-name="T23">(</text:span><text:span text:style-name="T22">a: </text:span><text:span text:style-name="T25">object</text:span><text:span text:style-name="T23">) </text:span><text:span text:style-name="T22">-&gt; </text:span><text:span text:style-name="T25">str</text:span><text:span text:style-name="T22">:</text:span><text:span text:style-name="T22"><text:line-break/></text:span><text:span text:style-name="T22"> <text:s text:c="3"/></text:span><text:span text:style-name="T21">assert </text:span><text:span text:style-name="T25">isinstance</text:span><text:span text:style-name="T23">(</text:span><text:span text:style-name="T22">a, </text:span><text:span text:style-name="T25">str</text:span><text:span text:style-name="T23">)</text:span><text:span text:style-name="T23"><text:line-break/></text:span><text:span text:style-name="T23"> <text:s text:c="3"/></text:span><text:span text:style-name="T21">return </text:span><text:span text:style-name="T22">a.upper</text:span><text:span text:style-name="T23">()</text:span><text:span text:style-name="T23"><text:line-break/></text:span><text:span text:style-name="T2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JetBrains Mono2" svg:font-family="'JetBrains Mono'" style:font-family-generic="swiss"/>
    <style:font-face style:name="Liberation Sans" svg:font-family="'Liberation Sans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modern" style:font-pitch="variable"/>
    <style:font-face style:name="Thabit" svg:font-family="Thabit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3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 fo:min-height="10.001cm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1" style:font-family-asian="'DejaVu Sans'" style:font-family-generic-asian="system" style:font-pitch-asian="variable" style:font-size-asian="20pt" style:language-asian="zh" style:country-asian="CN" style:font-style-asian="normal" style:font-weight-asian="bold" style:font-name-complex="Noto Sans1" style:font-family-complex="'Noto Sans'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Lights2-outline2" style:family="presentation" style:parent-style-name="Lights2-outline1">
      <style:graphic-properties draw:stroke="none" draw:fill="none" draw:auto-grow-height="false" draw:fit-to-size="false" style:shrink-to-fit="true" fo:min-height="10.001cm"/>
      <style:paragraph-properties fo:margin-left="0cm" fo:margin-right="0cm" fo:margin-top="0cm" fo:margin-bottom="0.3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1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fill-color="#ffffff" draw:textarea-vertical-align="top" draw:auto-grow-height="true" fo:min-height="10cm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3" fo:font-family="'Liberation Sans'" style:font-family-generic="roman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1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10:50:33.014352766</meta:creation-date>
    <meta:editing-duration>PT9H45M34S</meta:editing-duration>
    <meta:editing-cycles>7</meta:editing-cycles>
    <meta:generator>LibreOffice/7.4.7.2$Linux_X86_64 LibreOffice_project/40$Build-2</meta:generator>
    <dc:title>Lights</dc:title>
    <dc:date>2023-11-26T20:36:39.123457513</dc:date>
    <meta:document-statistic meta:object-count="133"/>
    <meta:template xlink:type="simple" xlink:actuate="onRequest" xlink:title="Lights" xlink:href="../../../../../../../usr/lib/libreoffice/share/template/common/presnt/Lights.otp" meta:date="2023-11-26T10:50:32.699917681"/>
  </office:meta>
</office:document-meta>
</file>